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sans-serif"/>
    <style:font-face style:name="Times New Roman" svg:font-family="'Times New Roman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 fo:orphans="2" fo:widows="2"/>
      <style:text-properties fo:font-variant="normal" fo:text-transform="none" fo:color="#434343" style:font-name="Times New Roman" fo:font-size="12pt" fo:letter-spacing="normal" fo:language="zxx" fo:country="none" fo:font-style="normal" fo:font-weight="normal"/>
    </style:style>
    <style:style style:name="P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Times New Roman" fo:font-size="12pt" fo:letter-spacing="normal" fo:language="zxx" fo:country="none" fo:font-style="normal" fo:font-weight="normal"/>
    </style:style>
    <style:style style:name="P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Times New Roman" fo:font-size="12pt" fo:letter-spacing="normal" fo:language="zxx" fo:country="none" fo:font-style="normal" fo:font-weight="bold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zxx" fo:country="none" fo:font-style="normal" fo:font-weight="normal" fo:background-color="transparent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zxx" fo:country="none" fo:font-style="normal" fo:font-weight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style:line-height-at-least="0.476cm" fo:text-align="start" style:justify-single-word="false" fo:orphans="2" fo:widows="2" fo:background-color="transparent"/>
      <style:text-properties fo:font-variant="normal" fo:text-transform="none" fo:color="#000000" style:font-name="Times New Roman" fo:font-size="12pt" fo:letter-spacing="normal" fo:language="zxx" fo:country="none" fo:font-style="normal" fo:font-weight="normal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style:line-height-at-least="0.476cm" fo:text-align="start" style:justify-single-word="false" fo:orphans="2" fo:widows="2" fo:background-color="transparent"/>
      <style:text-properties fo:font-variant="normal" fo:text-transform="none" fo:color="#000000" style:font-name="Times New Roman" fo:font-size="12pt" fo:letter-spacing="normal" fo:language="zxx" fo:country="none" fo:font-style="normal" fo:font-weight="normal" officeooo:paragraph-rsid="0008f495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style:line-height-at-least="0.476cm" fo:text-align="start" style:justify-single-word="false" fo:orphans="2" fo:widows="2" fo:background-color="transparent"/>
      <style:text-properties fo:font-variant="normal" fo:text-transform="none" fo:color="#000000" style:font-name="Times New Roman" fo:font-size="12pt" fo:letter-spacing="normal" fo:language="zxx" fo:country="none" fo:font-style="normal" fo:font-weight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f495"/>
    </style:style>
    <style:style style:name="T3" style:family="text">
      <style:text-properties fo:language="en" fo:country="US" officeooo:rsid="0008f495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стовое задание PHP </text:p>
      <text:h text:style-name="P1" text:outline-level="3"><text:bookmark text:name="TOC-."/>Микросервис баланса пользователей.</text:h>
      <text:p text:style-name="P2">Приложение хранит в себе идентификаторы пользователей и их баланс. Взаимодействие с ним осуществляется исключительно с помощью брокера очередей.</text:p>
      <text:p text:style-name="P2">По требованию внешней системы <text:span text:style-name="T2">(общение между микросервисами через очередь сообщений),</text:span> микросервис может выполнить одну из следующих операций со счетом пользователя:</text:p>
      <text:list xml:id="list7421166085058243585" text:style-name="L1">
        <text:list-item>
          <text:p text:style-name="P7">Списание</text:p>
        </text:list-item>
        <text:list-item>
          <text:p text:style-name="P7">Зачисление</text:p>
        </text:list-item>
        <text:list-item>
          <text:p text:style-name="P8"><text:s/><text:span text:style-name="T2">(будет плюсом, но не обязательно) </text:span>Блокирование с последующим списанием или разблокированием. Заблокированные средства недоступны для использования. Блокировка означает что некая операция находится на авторизации и ждет какого-то внешнего подтверждения, ее можно впоследствии подтвердить или отклонить </text:p>
        </text:list-item>
        <text:list-item>
          <text:p text:style-name="P7">Перевод от пользователя к пользователю</text:p>
        </text:list-item>
      </text:list>
      <text:p text:style-name="P5">После проведения любой из этих операций генерируется событие.</text:p>
      <text:p text:style-name="P2">Основные требования к воркерам:</text:p>
      <text:list xml:id="list3627397874270940573" text:style-name="L2">
        <text:list-item>
          <text:p text:style-name="P9">Код воркеров должен безопасно выполняться параллельно в разных процессах<text:span text:style-name="T2">;</text:span></text:p>
        </text:list-item>
        <text:list-item>
          <text:p text:style-name="P9">Воркеры могут запускаться одновременно в любом числе экземпляров и выполняться произвольное время;</text:p>
        </text:list-item>
        <text:list-item>
          <text:p text:style-name="P9">Все операции должны обрабатываться корректно, без двойных списаний.</text:p>
        </text:list-item>
      </text:list>
      <text:p text:style-name="P2">Будет плюсом покрытие кода юнит-тестами.</text:p>
      <text:p text:style-name="P2">В пояснительной записке к выполненному заданию необходимо указать перечень используемых инструментов и технологий,  способ развертки приложения.</text:p>
      <text:p text:style-name="P6"/>
      <text:p text:style-name="P3">Требования к окружению:</text:p>
      <text:p text:style-name="P2">Язык программирования: PHP &gt;= <text:span text:style-name="T2">7</text:span>, стандарт кодирования - PSR-2</text:p>
      <text:p text:style-name="P2">Можно использовать: любые фреймворки, реляционные БД для хранения баланса, брокеры очередей, key-value хранилищ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sans-serif"/>
    <style:font-face style:name="Times New Roman" svg:font-family="'Times New Roman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9:17:32.501000000</meta:creation-date>
    <dc:date>2018-01-25T15:52:40.251000000</dc:date>
    <meta:editing-duration>PT2M6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8" meta:word-count="180" meta:character-count="1439" meta:non-whitespace-character-count="1280"/>
  </office:meta>
</office:document-meta>
</file>